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23-12-04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21-12-20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20-12-14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19-12-0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18-12-11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18-01-12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16-12-14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14-12-15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14-01-22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11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0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0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0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0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0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0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200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9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9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9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9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9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9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8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8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8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85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8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8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7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7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7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75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7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7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7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7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7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6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6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68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68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6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68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6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6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6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6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6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67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6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6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67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6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67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606</text:p>
          </table:table-cell>
          <table:table-cell office:value-type="string" calcext:value-type="string">
            <text:p>196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6" meta:object-count="0"/>
    <meta:user-defined meta:name="AppVersion">3.0</meta:user-defined>
  </office:meta>
</office:document-meta>
</file>